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a977" officeooo:paragraph-rsid="0015a977"/>
    </style:style>
    <style:style style:name="P2" style:family="paragraph" style:parent-style-name="Standard">
      <style:text-properties officeooo:rsid="0015b72e" officeooo:paragraph-rsid="0015b72e"/>
    </style:style>
    <style:style style:name="P3" style:family="paragraph" style:parent-style-name="Standard">
      <style:text-properties officeooo:rsid="001647af" officeooo:paragraph-rsid="001647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ывают последовательности. Нуклеотидов (4 буквы), аминокислот (20 букв). Их можно выравнивать друг с другом. Можно выделять парное и вножественное, глобальное или локальное выравнивание.</text:p>
      <text:p text:style-name="P1">Локальное – для нс неважны концы.</text:p>
      <text:p text:style-name="P1">Парное делается с помощью динамического программирования на O(N^2). </text:p>
      <text:p text:style-name="P1">Можно выбирать разные очки за совпадение, несовпадение, открытие пропуска, продолжение пропуска.</text:p>
      <text:p text:style-name="P1">Матрицы очков составляются из эталонных выравниваний. Матрицы выбираются исходя из того, насколько ожидаемо похожи выравниваемые последовательности.</text:p>
      <text:p text:style-name="P1">Матрицы неединичные, потому что аминокислоты могут быть по-разному похожи друг на друга – некоторые могут быть почти взаимозаменяемы, а некоторые уникальны и непохожи на других.</text:p>
      <text:p text:style-name="P1">Есть blast. Это совокупность алгоритмов-выравнивателей. Умеет искать соответствия в базах данных и делать выравнивание.</text:p>
      <text:p text:style-name="P1">Blastp – запрос – протеин, база данных протеиновая</text:p>
      <text:p text:style-name="P1">еще есть tblastx, blastn, tblastn</text:p>
      <text:p text:style-name="P1">когда выравниваются 2 нуклеотида, то есть варианты blastn – когда они ожидают быть очень близкими, megablast <text:s/>и discontinous megablast – когда далекие и непохожие.</text:p>
      <text:p text:style-name="P1">Последовательности могут храниться в формате fasta, clustalw и других.</text:p>
      <text:p text:style-name="P1">Множественное выравнивание делается разными способами.</text:p>
      <text:p text:style-name="P1">Софт: muscle, clustalw, tcoffee.</text:p>
      <text:p text:style-name="P2">Прогрессивное выравнивание. Попарно сравним последовательности на похожесть. Построим бинарное дерево, соответствующее этой похожести. Последовательно, идя от листьев к вершине, выровняем выравнивания. Может получиться неоптимально.</text:p>
      <text:p text:style-name="P2">Итеративные выравнивания.</text:p>
      <text:p text:style-name="P2">EM-алгоритм для поиска общих мотивов. Зададимся длиной мотива. Инициализируем мотив случайным куском откуда-нибудь. Найдем в остальных п-тях наиболее похожие куски. Составим из этого новый мотив. Проделаем с ним то же самое, пока мотив не перестанет значимо меняться.</text:p>
      <text:p text:style-name="P2">Evalue результата – ожидаемое количество аналогичных результатов в случайной базе. Чем меньше, тем лучше.</text:p>
      <text:p text:style-name="P3">По скору можно сделать битовый скор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21:49:45.830541460</meta:creation-date>
    <dc:date>2020-09-15T22:31:26.036935948</dc:date>
    <meta:editing-duration>PT5M27S</meta:editing-duration>
    <meta:editing-cycles>1</meta:editing-cycles>
    <meta:document-statistic meta:table-count="0" meta:image-count="0" meta:object-count="0" meta:page-count="1" meta:paragraph-count="18" meta:word-count="234" meta:character-count="1894" meta:non-whitespace-character-count="1669"/>
    <meta:generator>LibreOffice/6.0.7.3$Linux_X86_64 LibreOffice_project/00m0$Build-3</meta:generator>
  </office:meta>
</office:document-meta>
</file>